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justify" draw:textarea-vertical-align="middle" draw:auto-grow-height="false" fo:min-height="0.803cm" fo:min-width="0.702cm"/>
    </style:style>
    <style:style style:name="gr2" style:family="graphic" style:parent-style-name="standard">
      <style:graphic-properties draw:fill="none" draw:textarea-horizontal-align="justify" draw:textarea-vertical-align="bottom" draw:auto-grow-height="false" fo:min-height="5.65cm" fo:min-width="7.3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draw:textarea-horizontal-align="justify" draw:textarea-vertical-align="middle" draw:auto-grow-height="false" fo:min-height="0.898cm" fo:min-width="0.601cm"/>
    </style:style>
    <style:style style:name="gr5" style:family="graphic" style:parent-style-name="standard">
      <style:graphic-properties draw:textarea-horizontal-align="justify" draw:textarea-vertical-align="middle" draw:auto-grow-height="false" fo:min-height="1.916cm" fo:min-width="1.866cm"/>
    </style:style>
    <style:style style:name="gr6" style:family="graphic" style:parent-style-name="standard">
      <style:graphic-properties draw:textarea-horizontal-align="justify" draw:textarea-vertical-align="middle" draw:auto-grow-height="false" fo:min-height="0.898cm" fo:min-width="0.601cm"/>
    </style:style>
    <style:style style:name="gr7" style:family="graphic" style:parent-style-name="objectwithoutfill">
      <style:graphic-properties draw:marker-end="Arrow" draw:marker-end-width="0.3cm" draw:fill="none" draw:textarea-vertical-align="to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bottom" draw:auto-grow-height="false" fo:min-height="3.27cm" fo:min-width="4.62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textarea-horizontal-align="justify" draw:textarea-vertical-align="middle" draw:auto-grow-height="false" fo:min-height="0.938cm" fo:min-width="1.401cm"/>
    </style:style>
    <style:style style:name="gr13" style:family="graphic" style:parent-style-name="standard">
      <style:graphic-properties draw:textarea-horizontal-align="justify" draw:textarea-vertical-align="middle" draw:auto-grow-height="false" fo:min-height="0.863cm" fo:min-width="1.401cm"/>
    </style:style>
    <style:style style:name="gr14" style:family="graphic" style:parent-style-name="standard">
      <style:graphic-properties draw:stroke="none" svg:stroke-color="#000000" draw:fill="none" draw:fill-color="#ffffff" fo:min-height="1.45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draw:stroke="none" svg:stroke-color="#000000" draw:fill="none" draw:fill-color="#ffffff" fo:min-height="1.666cm"/>
    </style:style>
    <style:style style:name="gr17" style:family="graphic" style:parent-style-name="standard">
      <style:graphic-properties draw:stroke="none" svg:stroke-color="#000000" draw:fill="none" draw:fill-color="#ffffff" fo:min-height="0.8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style:text-properties fo:font-size="14pt"/>
    </style:style>
    <style:style style:name="P13" style:family="paragraph">
      <loext:graphic-properties draw:fill="none" draw:fill-color="#ffffff"/>
      <style:text-properties fo:font-size="14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text-properties fo:font-size="14pt" fo:font-style="normal" style:font-style-asian="normal" style:font-style-complex="normal"/>
    </style:style>
    <style:style style:name="P19" style:family="paragraph">
      <loext:graphic-properties draw:fill="none" draw:fill-color="#ffffff"/>
      <style:text-properties fo:font-size="14pt" fo:font-style="normal" style:font-style-asian="normal" style:font-style-complex="normal"/>
    </style:style>
    <style:style style:name="P2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1" style:family="paragraph">
      <style:text-properties fo:font-size="12pt"/>
    </style:style>
    <style:style style:name="P22" style:family="paragraph">
      <loext:graphic-properties draw:fill="none" draw:fill-color="#ffffff"/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7cm" svg:height="1.487cm" svg:x="4cm" svg:y="3.61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xml:id="id6" draw:id="id6" draw:layer="layout" svg:width="7.8cm" svg:height="5.9cm" svg:x="10.6cm" svg:y="2.6cm">
          <text:p text:style-name="P2">salsa.debian.org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8cm" svg:height="5.9cm" svg:x="10.6cm" svg:y="12.7cm">
          <text:p text:style-name="P2">tokyodebian-team.</text:p>
          <text:p text:style-name="P2">pages.debian.ne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4cm" svg:y1="5.95cm" svg:x2="13.4cm" svg:y2="5.95cm" draw:start-shape="id1" draw:start-glue-point="8" draw:end-shape="id2" draw:end-glue-point="6" svg:d="M7400 5950h6000" svg:viewBox="0 0 6001 1">
          <text:p text:style-name="P1">git push</text:p>
        </draw:connector>
        <draw:custom-shape draw:style-name="gr2" draw:text-style-name="P3" draw:layer="layout" svg:width="7.8cm" svg:height="5.9cm" svg:x="20.4cm" svg:y="8cm">
          <text:p text:style-name="P2">Kubernetes (K8s)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1cm" svg:height="1.3cm" svg:x="21.1cm" svg:y="10.5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21.3cm" svg:y="10.7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21.5cm" svg:y="11.0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xml:id="id9" draw:id="id9" draw:layer="layout" svg:width="1.1cm" svg:height="1.3cm" svg:x="13.7cm" svg:y="13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13.9cm" svg:y="13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14.1cm" svg:y="1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svg:x1="4.9cm" svg:y1="14.944cm" svg:x2="11.9cm" svg:y2="14.95cm" draw:start-shape="id3" draw:start-glue-point="10" draw:end-shape="id4" draw:end-glue-point="3" svg:d="M4900 14944h3501v6h3499" svg:viewBox="0 0 7001 7">
          <text:p text:style-name="P1">http/https (/)</text:p>
        </draw:connector>
        <draw:custom-shape draw:style-name="gr5" draw:text-style-name="P2" xml:id="id7" draw:id="id7" draw:layer="layout" svg:width="2.6cm" svg:height="2.4cm" svg:x="25.2cm" svg:y="8.5cm">
          <text:p text:style-name="P2">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1.1cm" svg:height="1.3cm" svg:x="16.7cm" svg:y="5.7cm">
          <text:p text:style-name="P5"><text:span text:style-name="T1">.gitlab-ci.y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4" draw:layer="layout" draw:type="curve" svg:x1="14.35cm" svg:y1="5cm" svg:x2="17.25cm" svg:y2="5.7cm" draw:start-shape="id2" draw:start-glue-point="5" draw:end-shape="id5" svg:d="M14350 5000c0-751 2900-1101 2900 700" svg:viewBox="0 0 2901 1313">
          <text:p text:style-name="P1">read</text:p>
        </draw:connector>
        <draw:connector draw:style-name="gr7" draw:text-style-name="P4" draw:layer="layout" svg:x1="18.4cm" svg:y1="5.55cm" svg:x2="26.5cm" svg:y2="8.5cm" draw:start-shape="id6" draw:start-glue-point="1" draw:end-shape="id7" draw:end-glue-point="0" svg:d="M18400 5550h8100v2950" svg:viewBox="0 0 8101 2951">
          <text:p text:style-name="P1">Exec CI/CD</text:p>
        </draw:connector>
        <draw:connector draw:style-name="gr8" draw:text-style-name="P4" draw:layer="layout" svg:x1="25.2cm" svg:y1="9.7cm" svg:x2="21.65cm" svg:y2="10.55cm" draw:start-shape="id7" draw:start-glue-point="3" draw:end-shape="id8" draw:end-glue-point="4" svg:d="M25200 9700h-3550v850" svg:viewBox="0 0 3551 851">
          <text:p text:style-name="P1">generate</text:p>
        </draw:connector>
        <draw:connector draw:style-name="gr7" draw:text-style-name="P4" draw:layer="layout" svg:x1="21.1cm" svg:y1="11.2cm" svg:x2="14.25cm" svg:y2="13.6cm" draw:start-shape="id8" draw:start-glue-point="5" draw:end-shape="id9" draw:end-glue-point="4" svg:d="M21100 11200h-6850v2400" svg:viewBox="0 0 6851 2401">
          <text:p text:style-name="P1">deploy</text:p>
        </draw:connector>
        <draw:custom-shape draw:style-name="gr9" draw:text-style-name="P3" xml:id="id4" draw:id="id4" draw:layer="layout" svg:width="5.5cm" svg:height="3.9cm" svg:x="11.9cm" svg:y="13cm">
          <text:p text:style-name="P2">web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3.5cm" svg:height="1cm" svg:x="22.4cm" svg:y="12cm">
          <draw:text-box>
            <text:p text:style-name="P6"><text:span text:style-name="T1">html files</text:span></text:p>
          </draw:text-box>
        </draw:frame>
        <draw:frame draw:style-name="gr10" draw:text-style-name="P9" draw:layer="layout" svg:width="3.5cm" svg:height="1cm" svg:x="3.1cm" svg:y="2.7cm">
          <draw:text-box>
            <text:p text:style-name="P8">committer</text:p>
          </draw:text-box>
        </draw:frame>
        <draw:frame draw:style-name="gr11" draw:text-style-name="P10" draw:layer="layout" svg:width="3.9cm" svg:height="1.673cm" svg:x="2cm" svg:y="12.5cm">
          <draw:text-box>
            <text:p text:style-name="P2">web browse</text:p>
            <text:p text:style-name="P2">user</text:p>
          </draw:text-box>
        </draw:frame>
        <draw:custom-shape draw:style-name="gr1" draw:text-style-name="P1" xml:id="id3" draw:id="id3" draw:layer="layout" svg:width="1.7cm" svg:height="1.487cm" svg:x="3.2cm" svg:y="14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1" xml:id="id2" draw:id="id2" draw:layer="layout" svg:width="1.9cm" svg:height="1.9cm" svg:x="13.4cm" svg:y="5cm">
          <text:p text:style-name="P11"><text:span text:style-name="T2">.gi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1" xml:id="id1" draw:id="id1" draw:layer="layout" svg:width="1.9cm" svg:height="1.7cm" svg:x="5.5cm" svg:y="5.1cm">
          <text:p text:style-name="P11"><text:span text:style-name="T2">.git</text:span></text:p>
          <draw:enhanced-geometry svg:viewBox="0 0 88 21600" draw:glue-points="44 ?f6 44 0 0 10800 44 21600 88 10800" draw:text-areas="0 ?f6 88 ?f3" draw:type="can" draw:modifiers="4977.777777777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7" draw:layer="layout" svg:width="3.5cm" svg:height="1cm" svg:x="15.2cm" svg:y="14.8cm">
          <draw:text-box>
            <text:p text:style-name="P6"><text:span text:style-name="T1">html files</text:span></text:p>
          </draw:text-box>
        </draw:frame>
        <draw:frame draw:style-name="gr14" draw:text-style-name="P13" draw:layer="layout" svg:width="5.5cm" svg:height="1.7cm" svg:x="4.1cm" svg:y="7cm">
          <draw:text-box>
            <text:p text:style-name="P12">tokyodebian-team.</text:p>
            <text:p text:style-name="P12">pages.debian.net.git</text:p>
          </draw:text-box>
        </draw:frame>
      </draw:page>
      <draw:page draw:name="page2" draw:style-name="dp1" draw:master-page-name="標準">
        <draw:custom-shape draw:style-name="gr1" draw:text-style-name="P1" draw:layer="layout" svg:width="1.7cm" svg:height="1.487cm" svg:x="2.5cm" svg:y="3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xml:id="id14" draw:id="id14" draw:layer="layout" svg:width="7.8cm" svg:height="5.9cm" svg:x="10.6cm" svg:y="2.6cm">
          <text:p text:style-name="P1">salsa.debian.org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cm" svg:height="5.9cm" svg:x="10.6cm" svg:y="12.7cm">
          <text:p text:style-name="P1">tokyodebian-team.</text:p>
          <text:p text:style-name="P1">pages.debian.net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5" draw:id="id25" draw:layer="layout" svg:width="1.9cm" svg:height="1.7cm" svg:x="5.9cm" svg:y="3.9cm">
          <text:p text:style-name="P1">.git</text:p>
          <draw:enhanced-geometry svg:viewBox="0 0 88 21600" draw:glue-points="44 ?f6 44 0 0 10800 44 21600 88 10800" draw:text-areas="0 ?f6 88 ?f3" draw:type="can" draw:modifiers="4977.777777777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4" xml:id="id12" draw:id="id12" draw:layer="layout" svg:width="1.9cm" svg:height="1.9cm" svg:x="12.8cm" svg:y="3.8cm">
          <text:p text:style-name="P14"><text:span text:style-name="T3">pdf20yy.gi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7.8cm" svg:height="5.9cm" svg:x="20.4cm" svg:y="8cm">
          <text:p text:style-name="P1">Kubernetes (K8s)</text:p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1.1cm" svg:height="1.3cm" svg:x="20.7cm" svg:y="11.0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20.9cm" svg:y="11.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21.1cm" svg:y="11.5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xml:id="id17" draw:id="id17" draw:layer="layout" svg:width="1.1cm" svg:height="1.3cm" svg:x="13.7cm" svg:y="13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13.9cm" svg:y="13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14.1cm" svg:y="1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svg:x1="4.9cm" svg:y1="14.944cm" svg:x2="11.9cm" svg:y2="14.95cm" draw:start-shape="id10" draw:start-glue-point="10" draw:end-shape="id11" draw:end-glue-point="3" svg:d="M4900 14944h3501v6h3499" svg:viewBox="0 0 7001 7">
          <text:p text:style-name="P1">http/https (/pdf/20yy/)</text:p>
        </draw:connector>
        <draw:custom-shape draw:style-name="gr5" draw:text-style-name="P1" xml:id="id15" draw:id="id15" draw:layer="layout" svg:width="2.6cm" svg:height="2.4cm" svg:x="24.4cm" svg:y="8.4cm">
          <text:p text:style-name="P1">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5" xml:id="id13" draw:id="id13" draw:layer="layout" svg:width="1.1cm" svg:height="1.3cm" svg:x="16.5cm" svg:y="5.5cm">
          <text:p text:style-name="P15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4" draw:layer="layout" draw:type="curve" svg:x1="13.75cm" svg:y1="3.8cm" svg:x2="17.05cm" svg:y2="5.5cm" draw:start-shape="id12" draw:start-glue-point="5" draw:end-shape="id13" svg:d="M13750 3800c0-751 3300-1601 3300 1700" svg:viewBox="0 0 3301 2388">
          <text:p text:style-name="P1">read</text:p>
        </draw:connector>
        <draw:connector draw:style-name="gr7" draw:text-style-name="P4" draw:layer="layout" svg:x1="18.4cm" svg:y1="5.55cm" svg:x2="25.7cm" svg:y2="8.4cm" draw:start-shape="id14" draw:start-glue-point="1" draw:end-shape="id15" draw:end-glue-point="0" svg:d="M18400 5550h7300v2850" svg:viewBox="0 0 7301 2851">
          <text:p text:style-name="P1">Exec CI/CD</text:p>
        </draw:connector>
        <draw:connector draw:style-name="gr8" draw:text-style-name="P4" draw:layer="layout" svg:x1="24.4cm" svg:y1="9.6cm" svg:x2="21.25cm" svg:y2="11.05cm" draw:start-shape="id15" draw:start-glue-point="3" draw:end-shape="id16" draw:end-glue-point="4" svg:d="M24400 9600h-3150v1450" svg:viewBox="0 0 3151 1451">
          <text:p text:style-name="P1">“public”</text:p>
          <text:p text:style-name="P1">directory</text:p>
        </draw:connector>
        <draw:connector draw:style-name="gr7" draw:text-style-name="P4" draw:layer="layout" svg:x1="20.7cm" svg:y1="11.7cm" svg:x2="14.25cm" svg:y2="13.6cm" draw:start-shape="id16" draw:start-glue-point="5" draw:end-shape="id17" draw:end-glue-point="4" svg:d="M20700 11700h-6450v1900" svg:viewBox="0 0 6451 1901">
          <text:p text:style-name="P1">deploy</text:p>
        </draw:connector>
        <draw:custom-shape draw:style-name="gr9" draw:text-style-name="P4" xml:id="id11" draw:id="id11" draw:layer="layout" svg:width="5.5cm" svg:height="3.9cm" svg:x="11.9cm" svg:y="13cm">
          <text:p text:style-name="P1">web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3" draw:layer="layout" svg:width="3.5cm" svg:height="0.806cm" svg:x="22.4cm" svg:y="12.1cm">
          <draw:text-box>
            <text:p text:style-name="P12">pdf files</text:p>
          </draw:text-box>
        </draw:frame>
        <draw:frame draw:style-name="gr10" draw:text-style-name="P16" draw:layer="layout" svg:width="3.5cm" svg:height="1cm" svg:x="1.8cm" svg:y="2.2cm">
          <draw:text-box>
            <text:p>committer</text:p>
          </draw:text-box>
        </draw:frame>
        <draw:frame draw:style-name="gr11" draw:text-style-name="P17" draw:layer="layout" svg:width="3.9cm" svg:height="1.673cm" svg:x="2cm" svg:y="12.5cm">
          <draw:text-box>
            <text:p text:style-name="P1">web browse</text:p>
            <text:p text:style-name="P1">user</text:p>
          </draw:text-box>
        </draw:frame>
        <draw:custom-shape draw:style-name="gr1" draw:text-style-name="P1" xml:id="id10" draw:id="id10" draw:layer="layout" svg:width="1.7cm" svg:height="1.487cm" svg:x="3.2cm" svg:y="14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4" xml:id="id19" draw:id="id19" draw:layer="layout" svg:width="1.9cm" svg:height="1.9cm" svg:x="13.3cm" svg:y="4.5cm">
          <text:p text:style-name="P14"><text:span text:style-name="T3">pdf20yy.gi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svg:x1="8.2cm" svg:y1="5.45cm" svg:x2="13.3cm" svg:y2="5.45cm" draw:start-shape="id18" draw:start-glue-point="8" draw:end-shape="id19" draw:end-glue-point="6" svg:d="M8200 5450h5100" svg:viewBox="0 0 5101 1">
          <text:p text:style-name="P1">git push</text:p>
        </draw:connector>
        <draw:custom-shape draw:style-name="gr12" draw:text-style-name="P14" xml:id="id23" draw:id="id23" draw:layer="layout" svg:width="1.9cm" svg:height="1.9cm" svg:x="13.8cm" svg:y="5.3cm">
          <text:p text:style-name="P14"><text:span text:style-name="T3">pdf20yy.gi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5" xml:id="id22" draw:id="id22" draw:layer="layout" svg:width="1.1cm" svg:height="1.3cm" svg:x="16.8cm" svg:y="5.8cm">
          <text:p text:style-name="P15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5" xml:id="id24" draw:id="id24" draw:layer="layout" svg:width="1.1cm" svg:height="1.3cm" svg:x="17.2cm" svg:y="6.4cm">
          <text:p text:style-name="P15">.gitlab-ci.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xml:id="id20" draw:id="id20" draw:layer="layout" svg:width="2.6cm" svg:height="2.4cm" svg:x="24.8cm" svg:y="8.7cm">
          <text:p text:style-name="P1">Runn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1" draw:id="id21" draw:layer="layout" svg:width="2.6cm" svg:height="2.4cm" svg:x="25.2cm" svg:y="9.2cm">
          <text:p text:style-name="P1">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18.4cm" svg:y1="5.55cm" svg:x2="26.1cm" svg:y2="8.7cm" draw:start-shape="id14" draw:start-glue-point="1" draw:end-shape="id20" draw:end-glue-point="0" svg:d="M18400 5550h7700v3150" svg:viewBox="0 0 7701 3151">
          <text:p text:style-name="P1"/>
        </draw:connector>
        <draw:connector draw:style-name="gr7" draw:text-style-name="P4" draw:layer="layout" draw:line-skew="-1.625cm" svg:x1="18.475cm" svg:y1="5.55cm" svg:x2="26.5cm" svg:y2="9.2cm" draw:end-shape="id21" draw:end-glue-point="0" svg:d="M18475 5550v-50h8025v3700" svg:viewBox="0 0 8026 3701">
          <text:p/>
        </draw:connector>
        <draw:connector draw:style-name="gr7" draw:text-style-name="P4" draw:layer="layout" draw:type="curve" svg:x1="14.25cm" svg:y1="4.5cm" svg:x2="17.35cm" svg:y2="5.8cm" draw:start-shape="id19" draw:start-glue-point="5" draw:end-shape="id22" draw:end-glue-point="4" svg:d="M14250 4500c0-751 3100-1401 3100 1300" svg:viewBox="0 0 3101 1957">
          <text:p text:style-name="P1">read</text:p>
        </draw:connector>
        <draw:connector draw:style-name="gr7" draw:text-style-name="P4" draw:layer="layout" draw:type="curve" svg:x1="14.75cm" svg:y1="5.3cm" svg:x2="17.75cm" svg:y2="6.4cm" draw:start-shape="id23" draw:start-glue-point="5" draw:end-shape="id24" draw:end-glue-point="4" svg:d="M14750 5300c0-751 3000-1301 3000 1100" svg:viewBox="0 0 3001 1742">
          <text:p text:style-name="P1">read</text:p>
        </draw:connector>
        <draw:frame draw:style-name="gr16" draw:text-style-name="P19" draw:layer="layout" svg:width="4.6cm" svg:height="1.996cm" svg:x="15.6cm" svg:y="14.084cm">
          <draw:text-box>
            <text:p text:style-name="P18"><text:span text:style-name="T4">/pdf2005/xxx.pdf</text:span></text:p>
            <text:p text:style-name="P18"><text:span text:style-name="T4"><text:s text:c="3"/>…</text:span></text:p>
            <text:p text:style-name="P18"><text:span text:style-name="T4">/pdf2018/xxx.pdf</text:span></text:p>
          </draw:text-box>
        </draw:frame>
        <draw:custom-shape draw:style-name="gr13" draw:text-style-name="P14" xml:id="id27" draw:id="id27" draw:layer="layout" svg:width="1.9cm" svg:height="1.7cm" svg:x="2.5cm" svg:y="5.2cm">
          <text:p text:style-name="P14"><text:span text:style-name="T3">monthly-</text:span></text:p>
          <text:p text:style-name="P14"><text:span text:style-name="T3">report.git</text:span></text:p>
          <draw:enhanced-geometry svg:viewBox="0 0 88 21600" draw:glue-points="44 ?f6 44 0 0 10800 44 21600 88 10800" draw:text-areas="0 ?f6 88 ?f3" draw:type="can" draw:modifiers="4977.777777777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4" xml:id="id18" draw:id="id18" draw:layer="layout" svg:width="1.9cm" svg:height="1.7cm" svg:x="6.3cm" svg:y="4.6cm">
          <text:p text:style-name="P1">.git</text:p>
          <draw:enhanced-geometry svg:viewBox="0 0 88 21600" draw:glue-points="44 ?f6 44 0 0 10800 44 21600 88 10800" draw:text-areas="0 ?f6 88 ?f3" draw:type="can" draw:modifiers="4977.777777777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4" xml:id="id26" draw:id="id26" draw:layer="layout" svg:width="1.9cm" svg:height="1.7cm" svg:x="6.8cm" svg:y="5.4cm">
          <text:p text:style-name="P1">.git</text:p>
          <draw:enhanced-geometry svg:viewBox="0 0 88 21600" draw:glue-points="44 ?f6 44 0 0 10800 44 21600 88 10800" draw:text-areas="0 ?f6 88 ?f3" draw:type="can" draw:modifiers="4977.777777777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svg:x1="7.8cm" svg:y1="4.75cm" svg:x2="12.8cm" svg:y2="4.75cm" draw:start-shape="id25" draw:end-shape="id12" draw:end-glue-point="6" svg:d="M7800 4750h5000" svg:viewBox="0 0 5001 1">
          <text:p text:style-name="P1">git push</text:p>
        </draw:connector>
        <draw:connector draw:style-name="gr3" draw:text-style-name="P4" draw:layer="layout" svg:x1="8.7cm" svg:y1="6.25cm" svg:x2="13.8cm" svg:y2="6.25cm" draw:start-shape="id26" draw:end-shape="id23" draw:end-glue-point="6" svg:d="M8700 6250h5100" svg:viewBox="0 0 5101 1">
          <text:p text:style-name="P1">git push</text:p>
        </draw:connector>
        <draw:frame draw:style-name="gr17" draw:text-style-name="P7" draw:layer="layout" svg:width="4cm" svg:height="1.1cm" svg:x="5.9cm" svg:y="7.4cm">
          <draw:text-box>
            <text:p text:style-name="P6"><text:span text:style-name="T1">pdfYYYY.git</text:span></text:p>
          </draw:text-box>
        </draw:frame>
        <draw:connector draw:style-name="gr18" draw:text-style-name="P4" draw:layer="layout" draw:type="line" svg:x1="4.4cm" svg:y1="6.05cm" svg:x2="5.9cm" svg:y2="4.75cm" draw:start-shape="id27" draw:start-glue-point="8" draw:end-shape="id25" svg:d="M4400 6050l1500-1300" svg:viewBox="0 0 1501 1301">
          <text:p/>
        </draw:connector>
        <draw:connector draw:style-name="gr18" draw:text-style-name="P4" draw:layer="layout" draw:type="line" svg:x1="4.4cm" svg:y1="6.05cm" svg:x2="6.3cm" svg:y2="5.45cm" draw:start-shape="id27" draw:start-glue-point="8" draw:end-shape="id18" svg:d="M4400 6050l1900-600" svg:viewBox="0 0 1901 601">
          <text:p/>
        </draw:connector>
        <draw:connector draw:style-name="gr7" draw:text-style-name="P20" draw:layer="layout" draw:type="line" svg:x1="4.4cm" svg:y1="6.05cm" svg:x2="6.8cm" svg:y2="6.25cm" draw:start-shape="id27" draw:start-glue-point="8" draw:end-shape="id26" draw:end-glue-point="6" svg:d="M4400 6050l2400 200" svg:viewBox="0 0 2401 201">
          <text:p text:style-name="P1"><text:span text:style-name="T5">git</text:span></text:p>
          <text:p text:style-name="P1"><text:span text:style-name="T5">commit</text:span></text:p>
        </draw:connector>
        <draw:frame draw:style-name="gr15" draw:text-style-name="P22" draw:layer="layout" svg:width="3.6cm" svg:height="0.8cm" svg:x="1.9cm" svg:y="7.3cm">
          <draw:text-box>
            <text:p text:style-name="P21">`make publish`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0:37:37.596000000</meta:creation-date>
    <meta:generator>LibreOffice/5.4.5.1$Windows_X86_64 LibreOffice_project/79c9829dd5d8054ec39a82dc51cd9eff340dbee8</meta:generator>
    <dc:date>2018-06-12T21:52:47.153000000</dc:date>
    <meta:editing-duration>PT1H14M28S</meta:editing-duration>
    <meta:editing-cycles>86</meta:editing-cycles>
    <meta:document-statistic meta:object-count="73"/>
  </office:meta>
</office:document-meta>
</file>